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Inter" svg:font-family="Inter, 'Helvetica Neue'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e4ad"/>
    </style:style>
    <style:style style:name="P2" style:family="paragraph" style:parent-style-name="Text_20_body">
      <style:text-properties officeooo:rsid="00a59251" officeooo:paragraph-rsid="001fe4ad"/>
    </style:style>
    <style:style style:name="P3" style:family="paragraph" style:parent-style-name="Text_20_body">
      <style:text-properties officeooo:paragraph-rsid="001fe4ad"/>
    </style:style>
    <style:style style:name="P4" style:family="paragraph" style:parent-style-name="Heading_20_2">
      <style:text-properties officeooo:rsid="00a20a67" officeooo:paragraph-rsid="001fe4ad"/>
    </style:style>
    <style:style style:name="P5" style:family="paragraph" style:parent-style-name="Heading_20_3">
      <style:text-properties officeooo:rsid="00a9079f" officeooo:paragraph-rsid="001fe4ad"/>
    </style:style>
    <style:style style:name="P6" style:family="paragraph" style:parent-style-name="Heading_20_3">
      <style:text-properties officeooo:rsid="00bdeafe" officeooo:paragraph-rsid="001fe4ad"/>
    </style:style>
    <style:style style:name="P7" style:family="paragraph" style:parent-style-name="Heading_20_3">
      <style:text-properties officeooo:rsid="00c238b5" officeooo:paragraph-rsid="001fe4ad"/>
    </style:style>
    <style:style style:name="P8" style:family="paragraph" style:parent-style-name="Heading_20_3">
      <style:text-properties officeooo:rsid="00c6a22c" officeooo:paragraph-rsid="001fe4ad"/>
    </style:style>
    <style:style style:name="P9" style:family="paragraph" style:parent-style-name="Heading_20_3">
      <style:text-properties officeooo:rsid="00cbde9b" officeooo:paragraph-rsid="001fe4ad"/>
    </style:style>
    <style:style style:name="P10" style:family="paragraph" style:parent-style-name="Heading_20_3">
      <style:text-properties officeooo:rsid="001fe4ad" officeooo:paragraph-rsid="001fe4ad"/>
    </style:style>
    <style:style style:name="P11" style:family="paragraph" style:parent-style-name="Heading_20_3">
      <style:text-properties officeooo:rsid="004d602e" officeooo:paragraph-rsid="004d602e"/>
    </style:style>
    <style:style style:name="P12" style:family="paragraph" style:parent-style-name="Heading_20_5">
      <style:text-properties officeooo:paragraph-rsid="001fe4ad"/>
    </style:style>
    <style:style style:name="P13" style:family="paragraph" style:parent-style-name="Standard" style:list-style-name="L2">
      <style:text-properties officeooo:paragraph-rsid="001fe4ad"/>
    </style:style>
    <style:style style:name="P14" style:family="paragraph" style:parent-style-name="Standard" style:list-style-name="L3">
      <style:text-properties officeooo:paragraph-rsid="001fe4ad"/>
    </style:style>
    <style:style style:name="P15" style:family="paragraph" style:parent-style-name="Standard" style:list-style-name="L4">
      <style:text-properties officeooo:paragraph-rsid="001fe4ad"/>
    </style:style>
    <style:style style:name="P16" style:family="paragraph" style:parent-style-name="Standard" style:list-style-name="L9">
      <style:text-properties style:text-underline-style="none" fo:font-weight="normal" officeooo:rsid="002e07f4" officeooo:paragraph-rsid="0037779f" style:font-weight-asian="normal" style:font-weight-complex="normal"/>
    </style:style>
    <style:style style:name="P17" style:family="paragraph" style:parent-style-name="Text_20_body" style:list-style-name="L1">
      <style:text-properties officeooo:paragraph-rsid="00314248"/>
    </style:style>
    <style:style style:name="P18" style:family="paragraph" style:parent-style-name="Text_20_body" style:list-style-name="L5">
      <style:text-properties officeooo:rsid="00b6cc12" officeooo:paragraph-rsid="001fe4ad"/>
    </style:style>
    <style:style style:name="P19" style:family="paragraph" style:parent-style-name="Text_20_body" style:list-style-name="L5">
      <style:text-properties officeooo:rsid="00bbc76b" officeooo:paragraph-rsid="001fe4ad"/>
    </style:style>
    <style:style style:name="P20" style:family="paragraph" style:parent-style-name="Text_20_body" style:list-style-name="L6">
      <style:text-properties officeooo:rsid="00bdeafe" officeooo:paragraph-rsid="001fe4ad"/>
    </style:style>
    <style:style style:name="P21" style:family="paragraph" style:parent-style-name="Text_20_body" style:list-style-name="L6">
      <style:text-properties officeooo:rsid="00bff0f9" officeooo:paragraph-rsid="001fe4ad"/>
    </style:style>
    <style:style style:name="P22" style:family="paragraph" style:parent-style-name="Text_20_body" style:list-style-name="L6">
      <style:text-properties fo:font-weight="normal" officeooo:rsid="00c12653" officeooo:paragraph-rsid="001fe4ad" style:font-weight-asian="normal" style:font-weight-complex="normal"/>
    </style:style>
    <style:style style:name="P23" style:family="paragraph" style:parent-style-name="Text_20_body" style:list-style-name="L9">
      <style:text-properties fo:font-weight="normal" officeooo:rsid="00265aba" officeooo:paragraph-rsid="00265aba" style:font-weight-asian="normal" style:font-weight-complex="normal"/>
    </style:style>
    <style:style style:name="P24" style:family="paragraph" style:parent-style-name="Text_20_body" style:list-style-name="L9">
      <style:text-properties fo:font-weight="normal" officeooo:rsid="002a8247" officeooo:paragraph-rsid="002a8247" style:font-weight-asian="normal" style:font-weight-complex="normal"/>
    </style:style>
    <style:style style:name="P25" style:family="paragraph" style:parent-style-name="Text_20_body" style:list-style-name="L7">
      <style:text-properties officeooo:rsid="00c6a22c" officeooo:paragraph-rsid="001fe4ad"/>
    </style:style>
    <style:style style:name="P26" style:family="paragraph" style:parent-style-name="Text_20_body" style:list-style-name="L7">
      <style:text-properties officeooo:rsid="00c6eb60" officeooo:paragraph-rsid="001fe4ad"/>
    </style:style>
    <style:style style:name="P27" style:family="paragraph" style:parent-style-name="Text_20_body" style:list-style-name="L7">
      <style:text-properties officeooo:rsid="00c88776" officeooo:paragraph-rsid="001fe4ad"/>
    </style:style>
    <style:style style:name="P28" style:family="paragraph" style:parent-style-name="Text_20_body" style:list-style-name="L7">
      <style:text-properties officeooo:rsid="00c8addb" officeooo:paragraph-rsid="001fe4ad"/>
    </style:style>
    <style:style style:name="P29" style:family="paragraph" style:parent-style-name="Text_20_body" style:list-style-name="L7">
      <style:text-properties officeooo:rsid="00ca0a92" officeooo:paragraph-rsid="001fe4ad"/>
    </style:style>
    <style:style style:name="P30" style:family="paragraph" style:parent-style-name="Text_20_body" style:list-style-name="L8">
      <style:text-properties officeooo:rsid="00cbde9b" officeooo:paragraph-rsid="001fe4ad"/>
    </style:style>
    <style:style style:name="P31" style:family="paragraph" style:parent-style-name="Text_20_body" style:list-style-name="L9">
      <style:text-properties officeooo:paragraph-rsid="003b9ef9"/>
    </style:style>
    <style:style style:name="P32" style:family="paragraph" style:parent-style-name="Text_20_body" style:list-style-name="L9">
      <style:text-properties officeooo:rsid="0021223b" officeooo:paragraph-rsid="0021223b"/>
    </style:style>
    <style:style style:name="P33" style:family="paragraph" style:parent-style-name="Text_20_body" style:list-style-name="L9">
      <style:text-properties officeooo:rsid="0021b917" officeooo:paragraph-rsid="0021b917"/>
    </style:style>
    <style:style style:name="P34" style:family="paragraph" style:parent-style-name="Text_20_body" style:list-style-name="L9">
      <style:text-properties fo:font-weight="bold" officeooo:rsid="0023d769" officeooo:paragraph-rsid="0023d769" style:font-weight-asian="bold" style:font-weight-complex="bold"/>
    </style:style>
    <style:style style:name="P35" style:family="paragraph" style:parent-style-name="Text_20_body" style:list-style-name="L9">
      <style:text-properties fo:font-weight="bold" officeooo:rsid="0028b085" officeooo:paragraph-rsid="0028b085" style:font-weight-asian="bold" style:font-weight-complex="bold"/>
    </style:style>
    <style:style style:name="P36" style:family="paragraph" style:parent-style-name="Text_20_body">
      <style:text-properties fo:font-weight="bold" officeooo:rsid="004d602e" officeooo:paragraph-rsid="004d602e" style:font-weight-asian="bold" style:font-weight-complex="bold"/>
    </style:style>
    <style:style style:name="P37" style:family="paragraph" style:parent-style-name="Text_20_body" style:list-style-name="L9">
      <style:text-properties officeooo:rsid="00265aba" officeooo:paragraph-rsid="00265aba"/>
    </style:style>
    <style:style style:name="P38" style:family="paragraph" style:parent-style-name="Text_20_body" style:list-style-name="L9">
      <style:text-properties officeooo:rsid="0026a38a" officeooo:paragraph-rsid="0026a38a"/>
    </style:style>
    <style:style style:name="P39" style:family="paragraph" style:parent-style-name="Text_20_body" style:list-style-name="L9">
      <style:text-properties officeooo:rsid="00274a62" officeooo:paragraph-rsid="00274a62"/>
    </style:style>
    <style:style style:name="P40" style:family="paragraph" style:parent-style-name="Text_20_body" style:list-style-name="L9">
      <style:text-properties fo:font-size="14pt" fo:font-weight="bold" officeooo:rsid="0027cfe9" officeooo:paragraph-rsid="0027cfe9" style:font-size-asian="14pt" style:font-weight-asian="bold" style:font-size-complex="14pt" style:font-weight-complex="bold"/>
    </style:style>
    <style:style style:name="P41" style:family="paragraph" style:parent-style-name="Text_20_body" style:list-style-name="L9">
      <style:text-properties fo:font-size="14pt" style:text-underline-style="none" fo:font-weight="bold" officeooo:rsid="00312534" officeooo:paragraph-rsid="003dad73" style:font-size-asian="14pt" style:font-weight-asian="bold" style:font-size-complex="14pt" style:font-weight-complex="bold"/>
    </style:style>
    <style:style style:name="P42" style:family="paragraph" style:parent-style-name="Text_20_body" style:list-style-name="L9">
      <style:text-properties style:text-underline-style="none" fo:font-weight="normal" officeooo:rsid="002e07f4" officeooo:paragraph-rsid="002e07f4" style:font-weight-asian="normal" style:font-weight-complex="normal"/>
    </style:style>
    <style:style style:name="P43" style:family="paragraph" style:parent-style-name="Text_20_body" style:list-style-name="L9">
      <style:text-properties style:text-underline-style="none" fo:font-weight="normal" officeooo:rsid="002f90b3" officeooo:paragraph-rsid="002f90b3" style:font-weight-asian="normal" style:font-weight-complex="normal"/>
    </style:style>
    <style:style style:name="P44" style:family="paragraph" style:parent-style-name="Text_20_body" style:list-style-name="L9">
      <style:text-properties style:text-underline-style="none" fo:font-weight="normal" officeooo:rsid="00312534" officeooo:paragraph-rsid="0037779f" style:font-weight-asian="normal" style:font-weight-complex="normal"/>
    </style:style>
    <style:style style:name="P45" style:family="paragraph" style:parent-style-name="Text_20_body" style:list-style-name="L9">
      <style:text-properties style:text-underline-style="none" fo:font-weight="normal" officeooo:rsid="0037779f" officeooo:paragraph-rsid="0037779f" style:font-weight-asian="normal" style:font-weight-complex="normal"/>
    </style:style>
    <style:style style:name="P46" style:family="paragraph" style:parent-style-name="Text_20_body" style:list-style-name="L9">
      <style:text-properties officeooo:rsid="003e5cb7" officeooo:paragraph-rsid="003e5cb7"/>
    </style:style>
    <style:style style:name="P47" style:family="paragraph" style:parent-style-name="Text_20_body" style:list-style-name="L9">
      <style:text-properties officeooo:rsid="003fb7a1" officeooo:paragraph-rsid="003fb7a1"/>
    </style:style>
    <style:style style:name="P48" style:family="paragraph" style:parent-style-name="Text_20_body" style:list-style-name="L9">
      <style:text-properties officeooo:rsid="00413b80" officeooo:paragraph-rsid="00413b80"/>
    </style:style>
    <style:style style:name="P49" style:family="paragraph" style:parent-style-name="Text_20_body" style:list-style-name="L9">
      <style:text-properties officeooo:rsid="0042f943" officeooo:paragraph-rsid="0042f943"/>
    </style:style>
    <style:style style:name="P50" style:family="paragraph" style:parent-style-name="Text_20_body" style:list-style-name="L9">
      <style:text-properties officeooo:rsid="00436ccf" officeooo:paragraph-rsid="00436ccf"/>
    </style:style>
    <style:style style:name="P51" style:family="paragraph" style:parent-style-name="Text_20_body" style:list-style-name="L9">
      <style:text-properties officeooo:rsid="00440d4d" officeooo:paragraph-rsid="00440d4d"/>
    </style:style>
    <style:style style:name="P52" style:family="paragraph" style:parent-style-name="Text_20_body" style:list-style-name="L9">
      <style:text-properties officeooo:rsid="00482035" officeooo:paragraph-rsid="00482035"/>
    </style:style>
    <style:style style:name="P53" style:family="paragraph" style:parent-style-name="Text_20_body" style:list-style-name="L9">
      <style:text-properties officeooo:rsid="004894c2" officeooo:paragraph-rsid="004894c2"/>
    </style:style>
    <style:style style:name="T1" style:family="text">
      <style:text-properties officeooo:rsid="00a3ecff"/>
    </style:style>
    <style:style style:name="T2" style:family="text">
      <style:text-properties officeooo:rsid="00b3c9ca"/>
    </style:style>
    <style:style style:name="T3" style:family="text">
      <style:text-properties officeooo:rsid="00b42c9e"/>
    </style:style>
    <style:style style:name="T4" style:family="text">
      <style:text-properties officeooo:rsid="00b4e030"/>
    </style:style>
    <style:style style:name="T5" style:family="text">
      <style:text-properties officeooo:rsid="00c43222"/>
    </style:style>
    <style:style style:name="T6" style:family="text">
      <style:text-properties officeooo:rsid="00bbd17f"/>
    </style:style>
    <style:style style:name="T7" style:family="text">
      <style:text-properties officeooo:rsid="00be0deb"/>
    </style:style>
    <style:style style:name="T8" style:family="text">
      <style:text-properties officeooo:rsid="00c4f0d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12534" style:font-weight-asian="bold" style:font-weight-complex="bold"/>
    </style:style>
    <style:style style:name="T11" style:family="text">
      <style:text-properties officeooo:rsid="00c722d0"/>
    </style:style>
    <style:style style:name="T12" style:family="text">
      <style:text-properties officeooo:rsid="0021223b"/>
    </style:style>
    <style:style style:name="T13" style:family="text">
      <style:text-properties officeooo:rsid="00312534"/>
    </style:style>
    <style:style style:name="T14" style:family="text">
      <style:text-properties style:text-underline-style="none" fo:font-weight="normal" officeooo:rsid="003b9ef9" style:font-weight-asian="normal" style:font-weight-complex="normal"/>
    </style:style>
    <style:style style:name="T15" style:family="text">
      <style:text-properties officeooo:rsid="0037779f"/>
    </style:style>
    <style:style style:name="T16" style:family="text">
      <style:text-properties officeooo:rsid="00396974"/>
    </style:style>
    <style:style style:name="T17" style:family="text">
      <style:text-properties officeooo:rsid="003a534e"/>
    </style:style>
    <style:style style:name="T18" style:family="text">
      <style:text-properties loext:padding="0in" loext:border="none"/>
    </style:style>
    <style:style style:name="T19" style:family="text">
      <style:text-properties fo:font-variant="normal" fo:text-transform="none" fo:color="#16191c" loext:opacity="100%" style:font-name="Inter" fo:font-size="12pt" fo:letter-spacing="normal" fo:font-style="normal" fo:font-weight="normal"/>
    </style:style>
    <style:style style:name="T20" style:family="text">
      <style:text-properties officeooo:rsid="0045c8bb"/>
    </style:style>
    <style:style style:name="T21" style:family="text">
      <style:text-properties officeooo:rsid="0047b73e"/>
    </style:style>
    <style:style style:name="T22" style:family="text">
      <style:text-properties officeooo:rsid="004a336f"/>
    </style:style>
    <style:style style:name="T23" style:family="text">
      <style:text-properties officeooo:rsid="004cd1e3"/>
    </style:style>
    <style:style style:name="T24" style:family="text">
      <style:text-properties officeooo:rsid="004ea1a4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504c7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IDS/<text:span text:style-name="T1">IPS</text:span> Subversion</text:h>
      <text:list xml:id="list2248863989" text:style-name="L1">
        <text:list-item>
          <text:p text:style-name="P17"><text:a xlink:type="simple" xlink:href="https://nmap.org/book/subvert-ids.html" text:style-name="Internet_20_link" text:visited-style-name="Visited_20_Internet_20_Link">https://nmap.org/book/subvert-ids.html</text:a></text:p>
        </text:list-item>
      </text:list>
      <text:p text:style-name="P2">Three categories to deal with IDS that vary by intrusiveness:</text:p>
      <text:list xml:id="list74727844" text:style-name="L2">
        <text:list-item>
          <text:p text:style-name="P13">Avoid ID<text:span text:style-name="T2">S</text:span> as if attacker is not there</text:p>
        </text:list-item>
        <text:list-item>
          <text:p text:style-name="P13">Confuse the IDS with misleading data</text:p>
        </text:list-item>
        <text:list-item>
          <text:p text:style-name="P13">Exploit the IDS to gain further network privilege.</text:p>
        </text:list-item>
        <text:list-item>
          <text:p text:style-name="P13">If not worrie<text:span text:style-name="T3">d</text:span> about stealth, can just hammer at the IDS.</text:p>
        </text:list-item>
      </text:list>
      <text:h text:style-name="P11" text:outline-level="3">Scrip<text:span text:style-name="T24">t</text:span> to help get around firewalls</text:h>
      <text:p text:style-name="P36">sudo nmap –script firewall-bypass &lt;target_ip&gt;</text:p>
      <text:p text:style-name="P36"><text:span text:style-name="T25">*** </text:span><text:span text:style-name="T26">Attacking machine must be on the same network segment as the host to work. ***</text:span></text:p>
      <text:h text:style-name="P5" text:outline-level="3">Some ways to detect IDS/IPS</text:h>
      <text:list xml:id="list3252031193" text:style-name="L3">
        <text:list-item>
          <text:p text:style-name="P14">Target sends reverse DNS query. <text:s/>If use custom rDNS, can see IDS sends probes back.</text:p>
          <text:list>
            <text:list-item>
              <text:p text:style-name="P14">If control your own rDNS, can send back bogus names and cache entries</text:p>
            </text:list-item>
          </text:list>
        </text:list-item>
        <text:list-item>
          <text:p text:style-name="P14">Target may send more intrusive probes back.</text:p>
          <text:list>
            <text:list-item>
              <text:p text:style-name="P14">Some send NetBIOS info requests to attacker.</text:p>
            </text:list-item>
          </text:list>
        </text:list-item>
        <text:list-item>
          <text:p text:style-name="P14">IPS may block any further traffic from an IP if think port has been scanned or attempt a buffer overflow.</text:p>
          <text:list>
            <text:list-item>
              <text:p text:style-name="P14">If attacker changes IP address, and another scan succeeds, know this has happened.</text:p>
            </text:list-item>
          </text:list>
        </text:list-item>
        <text:list-item>
          <text:p text:style-name="P14">IDS that are NOT inline on the network will forge RST packets to try and tear down connections.</text:p>
        </text:list-item>
        <text:list-item>
          <text:p text:style-name="P14">Naming Conventions</text:p>
          <text:list>
            <text:list-item>
              <text:p text:style-name="P14">If do a version scan (-sV) the name of the service might give away if firewall or IDS/IPS</text:p>
            </text:list-item>
          </text:list>
        </text:list-item>
        <text:list-item>
          <text:p text:style-name="P14">TTL jumps in traceroute</text:p>
          <text:list>
            <text:list-item>
              <text:p text:style-name="P14">No data returned ( *** )</text:p>
            </text:list-item>
            <text:list-item>
              <text:p text:style-name="P14">Thought that might just be that host does not have ICMP enabled. <text:s/>Can try a nping</text:p>
              <text:list>
                <text:list-item>
                  <text:p text:style-name="P14">sudo nping -tcp -p 53 target.com</text:p>
                </text:list-item>
              </text:list>
            </text:list-item>
          </text:list>
        </text:list-item>
      </text:list>
      <text:p text:style-name="P1"/>
      <text:p text:style-name="P1">Ways to evade IDS/IPS</text:p>
      <text:list xml:id="list497423498" text:style-name="L4">
        <text:list-item>
          <text:p text:style-name="P15">Lower the rate of scans</text:p>
          <text:list>
            <text:list-item>
              <text:p text:style-name="P15">Can use -T1 or -T2 but esp with T1, takes a long time.</text:p>
              <text:list>
                <text:list-item>
                  <text:p text:style-name="P15">Can use the custom time-span options</text:p>
                </text:list-item>
              </text:list>
            </text:list-item>
            <text:list-item>
              <text:p text:style-name="P15">IDS/IPS <text:s/>typically look for time-span between probes to avoid false-positives</text:p>
            </text:list-item>
          </text:list>
        </text:list-item>
      </text:list>
      <text:h text:style-name="P12" text:outline-level="5">Evading <text:span text:style-name="T4">Snort</text:span></text:h>
      <text:list xml:id="list1543778599" text:style-name="L5">
        <text:list-item>
          <text:p text:style-name="P18">See Snort.odt <text:span text:style-name="T5">for how Snort works</text:span></text:p>
        </text:list-item>
        <text:list-item>
          <text:p text:style-name="P19">Can set delays between scans as to not trigger a IDS rule. <text:s/>Works well with fixed time scale</text:p>
        </text:list-item>
        <text:list-item>
          <text:p text:style-name="P19">For sliding time scale, <text:span text:style-name="T6">depending on how Snort config values are set, could wait some time between scans as not not trigger either fixed time or sliding time.</text:span></text:p>
        </text:list-item>
      </text:list>
      <text:h text:style-name="P6" text:outline-level="3">Scatter Probes</text:h>
      <text:list xml:id="list910558894" text:style-name="L6">
        <text:list-item>
          <text:p text:style-name="P20">If scanning ports on machines that have somewhat consecutive IPs, clear indication being scanned</text:p>
        </text:list-item>
        <text:list-item>
          <text:p text:style-name="P20">To get around this, send probes randomly to large number of hosts</text:p>
        </text:list-item>
        <text:list-item>
          <text:p text:style-name="P20"><text:soft-page-break/>--<text:span text:style-name="T7">randomize-hosts option in nmap will get around </text:span>consecutive <text:span text:style-name="T7">host scans.</text:span></text:p>
        </text:list-item>
        <text:list-item>
          <text:p text:style-name="P21"><text:span text:style-name="T8">Alternate from –randomize-hosts is i</text:span>f scanning something like Class B, might want to generate IP list, randomize it, then use -iL in nmap.</text:p>
          <text:list>
            <text:list-item>
              <text:p text:style-name="P21">Generate IP list: <text:span text:style-name="T9">nmap -sL -n -oN &lt;filename&gt;</text:span></text:p>
            </text:list-item>
            <text:list-item>
              <text:p text:style-name="P22">Randomize IPs in file using python or some other scripting language.</text:p>
            </text:list-item>
          </text:list>
        </text:list-item>
      </text:list>
      <text:h text:style-name="P7" text:outline-level="3">Fragment Packets</text:h>
      <text:p text:style-name="P3"/>
      <text:h text:style-name="P8" text:outline-level="3">Evading specific rules</text:h>
      <text:list xml:id="list1639269359" text:style-name="L7">
        <text:list-item>
          <text:p text:style-name="P25">Grep /etc/snort/rules for nmap</text:p>
        </text:list-item>
        <text:list-item>
          <text:p text:style-name="P25">ICMP – Rule looks for ping packet with no payload (dsize:0) so:</text:p>
          <text:list>
            <text:list-item>
              <text:p text:style-name="P25">specify non-zero –data-length option in nmap will defeat that rule.</text:p>
            </text:list-item>
            <text:list-item>
              <text:p text:style-name="P25">Use different kind of ping scan like SYN</text:p>
            </text:list-item>
          </text:list>
        </text:list-item>
        <text:list-item>
          <text:p text:style-name="P26">TCP rule looks for XMAS scan <text:span text:style-name="T11">so remove URG will defeat that rule.</text:span></text:p>
          <text:list>
            <text:list-item>
              <text:p text:style-name="P26">Adding –scanflags FINPSH to XMAS scan will remove URG flag</text:p>
            </text:list-item>
          </text:list>
        </text:list-item>
        <text:list-item>
          <text:p text:style-name="P27">TCP packets with SYS FIN PSH URG set.</text:p>
          <text:list>
            <text:list-item>
              <text:p text:style-name="P27">Snort rules then attempts to fingerprint OS nmap is running on.</text:p>
            </text:list-item>
            <text:list-item>
              <text:p text:style-name="P28">Can avoid by omitting -O (OS detection)</text:p>
            </text:list-item>
          </text:list>
        </text:list-item>
        <text:list-item>
          <text:p text:style-name="P29">Rule that looks for the string “nmap” that may be used to execute commands though a web server.</text:p>
          <text:list>
            <text:list-item>
              <text:p text:style-name="P29">Can rename nmap, use tab char instead of space, or connecting with SSL if available.</text:p>
            </text:list-item>
          </text:list>
        </text:list-item>
      </text:list>
      <text:h text:style-name="P9" text:outline-level="3">Avoid Easy Detection</text:h>
      <text:list xml:id="list1521729150" text:style-name="L8">
        <text:list-item>
          <text:p text:style-name="P30">Don’t use OS or version detection. <text:s/>These will leave logs and set off alarms.</text:p>
        </text:list-item>
        <text:list-item>
          <text:p text:style-name="P30">If do use then, only use on specific machines, not on entire network.</text:p>
        </text:list-item>
      </text:list>
      <text:h text:style-name="P10" text:outline-level="3">Confuse or Mislead IDS <text:span text:style-name="T12">with packet forgery</text:span></text:h>
      <text:list xml:id="list2470126394" text:style-name="L9">
        <text:list-item>
          <text:p text:style-name="P32">Decoys</text:p>
          <text:list>
            <text:list-item>
              <text:p text:style-name="P32">Can be defeated by router path tracing, response-dropping, or other mechanisms</text:p>
            </text:list-item>
            <text:list-item>
              <text:p text:style-name="P32">Even so, decoys are still effective.</text:p>
            </text:list-item>
            <text:list-item>
              <text:p text:style-name="P33">Make sure that the decoys are actual hosts that are up, maybe use proxy list?</text:p>
            </text:list-item>
            <text:list-item>
              <text:p text:style-name="P34">Decoys are used for initial ping scan (using ICMP, SYN, ACK/whatever) and actual port scanning. <text:s/>Also used for remote OS detection.</text:p>
            </text:list-item>
            <text:list-item>
              <text:p text:style-name="P33">DO NOT use for DNS queries, service version. <text:s/>So <text:span text:style-name="T9">DO NOT use -sV or -A</text:span></text:p>
            </text:list-item>
          </text:list>
        </text:list-item>
        <text:list-item>
          <text:p text:style-name="P37">Port scan spoofing</text:p>
          <text:list>
            <text:list-item>
              <text:p text:style-name="P37"><text:soft-page-break/>spoof port scan from single address, <text:span text:style-name="T9">-S &lt;ip_address&gt;</text:span></text:p>
            </text:list-item>
            <text:list-item>
              <text:p text:style-name="P23">Will not get back any useful info but can be used to frame someone or have admin loose confidence in IDS.</text:p>
            </text:list-item>
          </text:list>
        </text:list-item>
        <text:list-item>
          <text:p text:style-name="P38">Idle Scans</text:p>
        </text:list-item>
        <text:list-item>
          <text:p text:style-name="P39">DNS proxying</text:p>
          <text:list>
            <text:list-item>
              <text:p text:style-name="P40">Usually DNS is the most looked-over thing when stealth-scanning</text:p>
            </text:list-item>
            <text:list-item>
              <text:p text:style-name="P41">MAKE SURE to use IP addresses for everything</text:p>
            </text:list-item>
            <text:list-item>
              <text:p text:style-name="P24">nmap does reverse-DNS resolution by default on every responsive host. <text:s/>These lookups can be logged by IDS. <text:s/>Even something like list scan (-sL) can be detected this way.</text:p>
            </text:list-item>
            <text:list-item>
              <text:p text:style-name="P35">Most effective way to avoid DNS detection is just to disable it via -n</text:p>
            </text:list-item>
            <text:list-item>
              <text:p text:style-name="P42">DNS is usually local ISP or your own</text:p>
              <text:list>
                <text:list-item>
                  <text:p text:style-name="P42">A lot of VPNs use their own DNS like Surfshark</text:p>
                </text:list-item>
                <text:list-item>
                  <text:p text:style-name="P43">Surfshark does not log DNS queries</text:p>
                </text:list-item>
                <text:list-item>
                  <text:p text:style-name="P43">Surfshark DNS is secure (encrypted)</text:p>
                </text:list-item>
              </text:list>
            </text:list-item>
            <text:list-item>
              <text:p text:style-name="P42">Problem is loose valuable info.</text:p>
            </text:list-item>
            <text:list-item>
              <text:p text:style-name="P16"><text:span text:style-name="T15">Nmap </text:span>give a way to get around this <text:span text:style-name="T13">via -</text:span><text:span text:style-name="T10">-dns-servers</text:span></text:p>
              <text:list>
                <text:list-item>
                  <text:p text:style-name="P44">All rDNS queries are proxied through them</text:p>
                </text:list-item>
                <text:list-item>
                  <text:p text:style-name="P45">For instance, use public recursive DNS servers like 4.2.2.1 and 4.2.2.2</text:p>
                  <text:list>
                    <text:list-item>
                      <text:p text:style-name="P45">Covers any tracks</text:p>
                    </text:list-item>
                    <text:list-item>
                      <text:p text:style-name="P31"><text:span text:style-name="T14">Surfshark primary DNS</text:span><text:span text:style-name="Strong_20_Emphasis"><text:span text:style-name="T18">: </text:span></text:span><text:span text:style-name="T19">194.169.169.169</text:span></text:p>
                    </text:list-item>
                    <text:list-item>
                      <text:p text:style-name="P45">--<text:span text:style-name="T16">dn</text:span><text:span text:style-name="T23">s</text:span><text:span text:style-name="T16">-servers takes in comma sep list of DNS servers. <text:s/></text:span><text:span text:style-name="T17">This round-robins then DNS servers to avoid any IDS rules coming from same DNS server.</text:span></text:p>
                    </text:list-item>
                  </text:list>
                </text:list-item>
                <text:list-item>
                  <text:p text:style-name="P44">MAKE SURE to use IP addresses for everything</text:p>
                </text:list-item>
              </text:list>
            </text:list-item>
          </text:list>
        </text:list-item>
        <text:list-item>
          <text:p text:style-name="P46">IDS trickery</text:p>
          <text:list>
            <text:list-item>
              <text:p text:style-name="P46">IDS use RST packets for suspicious connections.</text:p>
            </text:list-item>
            <text:list-item>
              <text:p text:style-name="P46">Attacker can spoof IPs (-S) of legit sites like DNS servers, major web sites, software update archives, mail server, etc.</text:p>
              <text:list>
                <text:list-item>
                  <text:p text:style-name="P46">Will not take long for admins to disable reactive blocking</text:p>
                </text:list-item>
                <text:list-item>
                  <text:p text:style-name="P47">Most/all IDS have a whitelist option to prevent blocking of important hosts</text:p>
                  <text:list>
                    <text:list-item>
                      <text:p text:style-name="P47">enumerating them is difficult</text:p>
                    </text:list-item>
                    <text:list-item>
                      <text:p text:style-name="P47">Attackers can find new commonly used host to block which will annoy users and force admin to update whitelist with said host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Best way to subvert IDS is to hack them.</text:p>
          <text:list>
            <text:list-item>
              <text:p text:style-name="P49"><text:soft-page-break/>Many have security vulnerabilities that have been exploited.</text:p>
            </text:list-item>
            <text:list-item>
              <text:p text:style-name="P50">Parsing lots of packets from hundreds of protocols safely and effectively is extremely difficult.</text:p>
            </text:list-item>
            <text:list-item>
              <text:p text:style-name="P50">Therefore, DoS can crash IDS and are more common than privilege escalation vulnerabilities</text:p>
            </text:list-item>
            <text:list-item>
              <text:p text:style-name="P51">Nice thing <text:span text:style-name="T21">about</text:span> crashing is can send one rouge packet to crash it <text:span text:style-name="T20">or exploit bugs in IDS.</text:span></text:p>
            </text:list-item>
          </text:list>
        </text:list-item>
        <text:list-item>
          <text:p text:style-name="P52">Ignoring IDS <text:span text:style-name="T22">(See last section on main page at top of this doc)</text:span></text:p>
          <text:list>
            <text:list-item>
              <text:p text:style-name="P53">Script Kitties rarely concern themselves with IDS</text:p>
            </text:list-item>
            <text:list-item>
              <text:p text:style-name="P53">Many companies do not even use IDS</text:p>
            </text:list-item>
            <text:list-item>
              <text:p text:style-name="P53">Those that do often have them misconfigured or do not even pay attention to logs</text:p>
            </text:list-item>
            <text:list-item>
              <text:p text:style-name="P53">Internet-facing IDS will see so many attacks from script kitties and worms that a few nmap scans to locate vulnerable service are unlikely to raise any flags.</text:p>
            </text:list-item>
            <text:list-item>
              <text:p text:style-name="P53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Inter" svg:font-family="Inter, 'Helvetica Neue'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3:53:36.268383002</meta:creation-date>
    <meta:generator>LibreOffice/7.0.4.2$Linux_X86_64 LibreOffice_project/00$Build-2</meta:generator>
    <dc:date>2025-08-24T06:11:10.181417361</dc:date>
    <meta:editing-duration>P7DT15H43M54S</meta:editing-duration>
    <meta:editing-cycles>42</meta:editing-cycles>
    <meta:document-statistic meta:table-count="0" meta:image-count="0" meta:object-count="0" meta:page-count="4" meta:paragraph-count="102" meta:word-count="1117" meta:character-count="6012" meta:non-whitespace-character-count="5077"/>
  </office:meta>
</office:document-meta>
</file>